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restJob.runAnt( IProgressMonitor monitor , String cmdStrin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ForrestJob.getAntClasspath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orrestJob.ForrestJob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